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0dfe4c" officeooo:paragraph-rsid="000dfe4c" style:font-size-asian="12.25pt" style:font-size-complex="14pt"/>
    </style:style>
    <style:style style:name="P2" style:family="paragraph" style:parent-style-name="Standard">
      <style:paragraph-properties fo:text-align="center" style:justify-single-word="false"/>
      <style:text-properties style:font-name="Liberation Serif" fo:font-size="14pt" fo:font-weight="bold" officeooo:rsid="000dfe4c" officeooo:paragraph-rsid="000dfe4c"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Liberation Serif" fo:font-size="14pt" fo:font-weight="bold" officeooo:rsid="000dfe4c" officeooo:paragraph-rsid="000dfe4c"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color="#000000" officeooo:paragraph-rsid="000dfe4c"/>
    </style:style>
    <style:style style:name="P5" style:family="paragraph" style:parent-style-name="Standard">
      <style:paragraph-properties fo:text-align="justify" style:justify-single-word="false"/>
      <style:text-properties fo:color="#000000" officeooo:paragraph-rsid="00128fda"/>
    </style:style>
    <style:style style:name="P6" style:family="paragraph" style:parent-style-name="Standard">
      <style:paragraph-properties fo:text-align="justify" style:justify-single-word="false"/>
      <style:text-properties fo:color="#000000" style:font-name="Liberation Serif" fo:font-size="14pt" officeooo:rsid="000dfe4c" officeooo:paragraph-rsid="000dfe4c" style:font-size-asian="12.25pt" style:font-size-complex="14pt"/>
    </style:style>
    <style:style style:name="P7" style:family="paragraph" style:parent-style-name="Standard">
      <style:paragraph-properties fo:text-align="justify" style:justify-single-word="false"/>
      <style:text-properties fo:color="#000000" style:font-name="Liberation Serif" fo:font-size="14pt" officeooo:rsid="000dfe4c" officeooo:paragraph-rsid="0018f12a" style:font-size-asian="12.25pt" style:font-size-complex="14pt"/>
    </style:style>
    <style:style style:name="P8" style:family="paragraph" style:parent-style-name="Standard">
      <style:paragraph-properties fo:text-align="justify" style:justify-single-word="false"/>
      <style:text-properties fo:color="#000000" style:font-name="Liberation Serif" fo:font-size="14pt" officeooo:rsid="0018f12a" officeooo:paragraph-rsid="0018f12a" style:font-size-asian="12.25pt" style:font-size-complex="14pt"/>
    </style:style>
    <style:style style:name="P9" style:family="paragraph" style:parent-style-name="Standard">
      <style:paragraph-properties fo:text-align="justify" style:justify-single-word="false"/>
      <style:text-properties fo:color="#000000" style:font-name="Liberation Serif" fo:font-size="14pt" officeooo:rsid="0018f12a" officeooo:paragraph-rsid="001a0e41" style:font-size-asian="12.25pt" style:font-size-complex="14pt"/>
    </style:style>
    <style:style style:name="P10" style:family="paragraph" style:parent-style-name="Standard">
      <style:paragraph-properties fo:text-align="justify" style:justify-single-word="false"/>
      <style:text-properties fo:color="#000000" style:font-name="Liberation Serif" fo:font-size="14pt" officeooo:rsid="001a0e41" officeooo:paragraph-rsid="001a0e41" style:font-size-asian="12.25pt" style:font-size-complex="14pt"/>
    </style:style>
    <style:style style:name="P11" style:family="paragraph" style:parent-style-name="Standard">
      <style:paragraph-properties fo:text-align="justify" style:justify-single-word="false"/>
      <style:text-properties fo:color="#000000" style:font-name="Liberation Serif" fo:font-size="14pt" officeooo:rsid="001a0e41" officeooo:paragraph-rsid="001cf87c" style:font-size-asian="12.25pt" style:font-size-complex="14pt"/>
    </style:style>
    <style:style style:name="P12" style:family="paragraph" style:parent-style-name="Standard">
      <style:paragraph-properties fo:line-height="150%" fo:text-align="center" style:justify-single-word="false"/>
      <style:text-properties fo:color="#000000" style:font-name="Liberation Serif" fo:font-size="14pt" officeooo:rsid="001a0e41" officeooo:paragraph-rsid="001a0e41" style:font-size-asian="12.25pt" style:font-size-complex="14pt"/>
    </style:style>
    <style:style style:name="P13" style:family="paragraph" style:parent-style-name="Standard">
      <style:paragraph-properties fo:text-align="justify" style:justify-single-word="false"/>
      <style:text-properties fo:color="#000000" style:font-name="Liberation Serif" fo:font-size="14pt" fo:font-weight="bold" officeooo:rsid="000dfe4c" officeooo:paragraph-rsid="00128fda"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color="#000000" style:font-name="Monospace1" fo:font-size="10pt" officeooo:rsid="001a0e41" officeooo:paragraph-rsid="001a0e41"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properties fo:color="#000000"/>
    </style:style>
    <style:style style:name="T1" style:family="text">
      <style:text-properties officeooo:rsid="000f22ca"/>
    </style:style>
    <style:style style:name="T2" style:family="text">
      <style:text-properties fo:font-weight="bold" officeooo:rsid="001a0e41" style:font-weight-asian="bold" style:font-weight-complex="bold"/>
    </style:style>
    <style:style style:name="T3" style:family="text">
      <style:text-properties fo:font-weight="bold" style:font-size-asian="14pt" style:font-weight-asian="bold" style:font-weight-complex="bold"/>
    </style:style>
    <style:style style:name="T4" style:family="text">
      <style:text-properties style:font-name="Liberation Serif" fo:font-size="14pt" officeooo:rsid="000dfe4c" style:font-size-asian="12.25pt" style:font-size-complex="14pt"/>
    </style:style>
    <style:style style:name="T5" style:family="text">
      <style:text-properties style:font-name="Liberation Serif" fo:font-size="14pt" fo:font-weight="bold" officeooo:rsid="000dfe4c" style:font-size-asian="12.25pt" style:font-weight-asian="bold" style:font-size-complex="14pt" style:font-weight-complex="bold"/>
    </style:style>
    <style:style style:name="T6" style:family="text">
      <style:text-properties style:font-name="Monospace" fo:font-size="10pt" style:font-size-asian="10pt"/>
    </style:style>
    <style:style style:name="T7" style:family="text">
      <style:text-properties style:font-name="Monospace" fo:font-size="10pt" officeooo:rsid="0018f12a" style:font-size-asian="10pt"/>
    </style:style>
    <style:style style:name="T8" style:family="text">
      <style:text-properties style:font-name="Monospace" fo:font-size="10pt" fo:font-weight="bold" style:font-size-asian="10pt" style:font-weight-asian="bold"/>
    </style:style>
    <style:style style:name="T9" style:family="text">
      <style:text-properties style:font-name="Monospace" fo:font-size="10pt" fo:font-style="italic" fo:font-weight="bold" style:font-size-asian="10pt" style:font-style-asian="italic" style:font-weight-asian="bold"/>
    </style:style>
    <style:style style:name="T10" style:family="text">
      <style:text-properties officeooo:rsid="00128fda"/>
    </style:style>
    <style:style style:name="T11" style:family="text">
      <style:text-properties fo:font-weight="normal" officeooo:rsid="001445f8" style:font-weight-asian="normal" style:font-weight-complex="normal"/>
    </style:style>
    <style:style style:name="T12" style:family="text">
      <style:text-properties fo:font-weight="normal" style:font-size-asian="14pt" style:font-weight-asian="normal" style:font-weight-complex="normal"/>
    </style:style>
    <style:style style:name="T13" style:family="text">
      <style:text-properties fo:font-weight="normal" officeooo:rsid="001cf87c" style:font-size-asian="14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ЛАБОРАТОРНАЯ РОБОТА №10</text:p>
      <text:p text:style-name="P2">ПОТОКИ ВВЕДЕННЯ-ВИВЕДЕННЯ І СЕРІАЛІЗАЦІЯ </text:p>
      <text:p text:style-name="P2">ОБ’ЄКТІВ </text:p>
      <text:p text:style-name="P1">Мета роботи: </text:p>
      <text:p text:style-name="P1">– <text:s/>Ознайомитися с потоками введення-виведення в Java. </text:p>
      <text:p text:style-name="P1">– <text:s/>Ознайомитися с інтерфейсом Serialisable і специфікатором transient. </text:p>
      <text:p text:style-name="P1">– <text:s/>Придбати навички роботи з потоками введення-виведення. </text:p>
      <text:p text:style-name="P1">– <text:s/>Забезпечити збереження та відновлення дерева з файлу у створюваному </text:p>
      <text:p text:style-name="P1">проекті. </text:p>
      <text:p text:style-name="P1"/>
      <text:p text:style-name="P3"><text:span text:style-name="T1"><text:tab/>10.1 Тексти методiв серіалізації та десеріалізації</text:span></text:p>
      <text:p text:style-name="P4"><text:span text:style-name="T4"><text:tab/></text:span><text:span text:style-name="T8">protected</text:span><text:span text:style-name="T6"> </text:span><text:span text:style-name="T8">void</text:span><text:span text:style-name="T6"> </text:span><text:span text:style-name="T8">onBtnStore</text:span><text:span text:style-name="T6">() {</text:span></text:p>
      <text:p text:style-name="P15"><text:span text:style-name="T6"><text:tab/><text:tab/>writeString((</text:span><text:span text:style-name="T8">new</text:span><text:span text:style-name="T6"> Date()).toString() + " was stored by grigoriy t\n");</text:span></text:p>
      <text:p text:style-name="P15"><text:span text:style-name="T6"><text:tab/><text:tab/></text:span><text:span text:style-name="T8">JFileChooser</text:span><text:span text:style-name="T6"> </text:span><text:span text:style-name="T8">fileChooser</text:span><text:span text:style-name="T6"> = </text:span><text:span text:style-name="T8">new</text:span><text:span text:style-name="T6"> JFileChooser("Tree Serialization");</text:span></text:p>
      <text:p text:style-name="P15"><text:span text:style-name="T6"><text:tab/><text:tab/>fileChooser.showSaveDialog(tree);</text:span></text:p>
      <text:p text:style-name="P15"><text:span text:style-name="T6"><text:tab/><text:tab/></text:span><text:span text:style-name="T8">File</text:span><text:span text:style-name="T6"> </text:span><text:span text:style-name="T8">f</text:span><text:span text:style-name="T6"> = fileChooser.getSelectedFile();</text:span></text:p>
      <text:p text:style-name="P15"><text:span text:style-name="T6"><text:tab/><text:tab/></text:span><text:span text:style-name="T8">try</text:span><text:span text:style-name="T6"> {</text:span></text:p>
      <text:p text:style-name="P15"><text:span text:style-name="T6"><text:tab/><text:tab/><text:tab/></text:span><text:span text:style-name="T8">FileOutputStream</text:span><text:span text:style-name="T6"> </text:span><text:span text:style-name="T8">fileStream</text:span><text:span text:style-name="T6"> = </text:span><text:span text:style-name="T8">new</text:span><text:span text:style-name="T6"> FileOutputStream(f);</text:span></text:p>
      <text:p text:style-name="P15"><text:span text:style-name="T6"><text:tab/><text:tab/><text:tab/></text:span><text:span text:style-name="T8">ObjectOutputStream</text:span><text:span text:style-name="T6"> </text:span><text:span text:style-name="T8">out</text:span><text:span text:style-name="T6"> = </text:span><text:span text:style-name="T8">new</text:span><text:span text:style-name="T6"> ObjectOutputStream(fileStream);</text:span></text:p>
      <text:p text:style-name="P15"><text:span text:style-name="T6"><text:tab/><text:tab/><text:tab/></text:span><text:span text:style-name="T8">try</text:span><text:span text:style-name="T6"> {</text:span></text:p>
      <text:p text:style-name="P15"><text:span text:style-name="T6"><text:tab/><text:tab/><text:tab/><text:tab/>out.writeObject(treeModel);</text:span></text:p>
      <text:p text:style-name="P15"><text:span text:style-name="T6"><text:tab/><text:tab/><text:tab/>} </text:span><text:span text:style-name="T8">catch</text:span><text:span text:style-name="T6"> (</text:span><text:span text:style-name="T8">Exception</text:span><text:span text:style-name="T6"> </text:span><text:span text:style-name="T8">e</text:span><text:span text:style-name="T6">){</text:span></text:p>
      <text:p text:style-name="P15"><text:span text:style-name="T6"><text:tab/><text:tab/><text:tab/><text:tab/>e.printStackTrace();</text:span></text:p>
      <text:p text:style-name="P15"><text:span text:style-name="T6"><text:tab/><text:tab/><text:tab/>} </text:span><text:span text:style-name="T8">finally</text:span><text:span text:style-name="T6"> {</text:span></text:p>
      <text:p text:style-name="P15"><text:span text:style-name="T6"><text:tab/><text:tab/><text:tab/><text:tab/>out.close();</text:span></text:p>
      <text:p text:style-name="P15"><text:span text:style-name="T6"><text:tab/><text:tab/><text:tab/>}</text:span></text:p>
      <text:p text:style-name="P15"><text:span text:style-name="T6"><text:tab/><text:tab/>} </text:span><text:span text:style-name="T8">catch</text:span><text:span text:style-name="T6"> (</text:span><text:span text:style-name="T8">IOException</text:span><text:span text:style-name="T6"> </text:span><text:span text:style-name="T8">e</text:span><text:span text:style-name="T6">) {</text:span></text:p>
      <text:p text:style-name="P15"><text:span text:style-name="T6"><text:tab/><text:tab/><text:tab/>e.printStackTrace();</text:span></text:p>
      <text:p text:style-name="P15"><text:span text:style-name="T6"><text:tab/><text:tab/>}</text:span></text:p>
      <text:p text:style-name="P15"><text:span text:style-name="T6"><text:tab/>}</text:span></text:p>
      <text:p text:style-name="P6"/>
      <text:p text:style-name="P6"><text:span text:style-name="T6"><text:tab/></text:span><text:span text:style-name="T8">protected</text:span><text:span text:style-name="T6"> </text:span><text:span text:style-name="T8">void</text:span><text:span text:style-name="T6"> </text:span><text:span text:style-name="T8">onBtnRestore</text:span><text:span text:style-name="T6">() {</text:span></text:p>
      <text:p text:style-name="P15"><text:span text:style-name="T6"><text:tab/><text:tab/>writeString((</text:span><text:span text:style-name="T8">new</text:span><text:span text:style-name="T6"> Date()).toString() + "was restored by grigoriy t\n");</text:span></text:p>
      <text:p text:style-name="P15"><text:span text:style-name="T6"><text:tab/><text:tab/></text:span><text:span text:style-name="T8">JFileChooser</text:span><text:span text:style-name="T6"> </text:span><text:span text:style-name="T8">fileChooser</text:span><text:span text:style-name="T6"> = </text:span><text:span text:style-name="T8">new</text:span><text:span text:style-name="T6"> JFileChooser("Tree Deserialization");</text:span></text:p>
      <text:p text:style-name="P15"><text:span text:style-name="T6"><text:tab/><text:tab/>fileChooser.showOpenDialog(tree);</text:span></text:p>
      <text:p text:style-name="P15"><text:span text:style-name="T6"><text:tab/><text:tab/></text:span><text:span text:style-name="T8">File</text:span><text:span text:style-name="T6"> </text:span><text:span text:style-name="T8">f</text:span><text:span text:style-name="T6"> = fileChooser.getSelectedFile();</text:span></text:p>
      <text:p text:style-name="P15"><text:span text:style-name="T6"><text:tab/><text:tab/></text:span><text:span text:style-name="T8">try</text:span><text:span text:style-name="T6"> {</text:span></text:p>
      <text:p text:style-name="P15"><text:span text:style-name="T6"><text:tab/><text:tab/><text:tab/></text:span><text:span text:style-name="T8">FileInputStream</text:span><text:span text:style-name="T6"> </text:span><text:span text:style-name="T8">fileStream</text:span><text:span text:style-name="T6"> = </text:span><text:span text:style-name="T8">new</text:span><text:span text:style-name="T6"> FileInputStream(f);</text:span></text:p>
      <text:p text:style-name="P15"><text:span text:style-name="T6"><text:tab/><text:tab/><text:tab/></text:span><text:span text:style-name="T8">ObjectInputStream</text:span><text:span text:style-name="T6"> </text:span><text:span text:style-name="T8">in</text:span><text:span text:style-name="T6"> = </text:span><text:span text:style-name="T8">new</text:span><text:span text:style-name="T6"> ObjectInputStream(fileStream);</text:span></text:p>
      <text:p text:style-name="P15"><text:span text:style-name="T6"><text:tab/><text:tab/><text:tab/></text:span><text:span text:style-name="T8">try</text:span><text:span text:style-name="T6"> {</text:span></text:p>
      <text:p text:style-name="P15"><text:span text:style-name="T6"><text:tab/><text:tab/><text:tab/><text:tab/>treeModel = (</text:span><text:span text:style-name="T8">Tree</text:span><text:span text:style-name="T6">) in.readObject();</text:span></text:p>
      <text:p text:style-name="P15"><text:span text:style-name="T6"><text:tab/><text:tab/><text:tab/><text:tab/>tree.setModel(treeModel);</text:span></text:p>
      <text:p text:style-name="P15"><text:span text:style-name="T6"><text:tab/><text:tab/><text:tab/>} </text:span><text:span text:style-name="T8">catch</text:span><text:span text:style-name="T6"> (</text:span><text:span text:style-name="T8">Exception</text:span><text:span text:style-name="T6"> </text:span><text:span text:style-name="T8">e</text:span><text:span text:style-name="T6">) {</text:span></text:p>
      <text:p text:style-name="P15"><text:span text:style-name="T6"><text:tab/><text:tab/><text:tab/><text:tab/>e.printStackTrace();</text:span></text:p>
      <text:p text:style-name="P15"><text:span text:style-name="T6"><text:tab/><text:tab/><text:tab/>} </text:span><text:span text:style-name="T8">finally</text:span><text:span text:style-name="T6"> {</text:span></text:p>
      <text:p text:style-name="P15"><text:span text:style-name="T6"><text:tab/><text:tab/><text:tab/><text:tab/>in.close();</text:span></text:p>
      <text:p text:style-name="P15"><text:span text:style-name="T6"><text:tab/><text:tab/><text:tab/>}</text:span></text:p>
      <text:p text:style-name="P15"><text:span text:style-name="T6"><text:tab/><text:tab/>} </text:span><text:span text:style-name="T8">catch</text:span><text:span text:style-name="T6"> (</text:span><text:span text:style-name="T8">Exception</text:span><text:span text:style-name="T6"> </text:span><text:span text:style-name="T8">e</text:span><text:span text:style-name="T6">) {</text:span></text:p>
      <text:p text:style-name="P15"><text:span text:style-name="T6"><text:tab/><text:tab/><text:tab/>e.printStackTrace();</text:span></text:p>
      <text:p text:style-name="P15"><text:span text:style-name="T6"><text:tab/><text:tab/>}</text:span></text:p>
      <text:p text:style-name="P15"><text:span text:style-name="T6"><text:tab/><text:tab/></text:span><text:span text:style-name="T8">for</text:span><text:span text:style-name="T6"> (</text:span><text:span text:style-name="T8">int</text:span><text:span text:style-name="T6"> </text:span><text:span text:style-name="T8">i</text:span><text:span text:style-name="T6"> = 0; i &lt; tree.getRowCount(); ++i){</text:span></text:p>
      <text:p text:style-name="P15"><text:span text:style-name="T6"><text:tab/><text:tab/><text:tab/>tree.expandRow(i);</text:span></text:p>
      <text:p text:style-name="P15"><text:span text:style-name="T6"><text:tab/><text:tab/>}</text:span></text:p>
      <text:p text:style-name="P15"><text:span text:style-name="T6"><text:tab/>}</text:span></text:p>
      <text:p text:style-name="P13"><text:soft-page-break/><text:span text:style-name="T10"><text:tab/>10.2 Опис механізму створення протоколу роботи з деревом і відповідний код.</text:span></text:p>
      <text:p text:style-name="P13"><text:tab/></text:p>
      <text:p text:style-name="P13"><text:tab/><text:span text:style-name="T11">При створенні головного вікна программи відкривается, або, у випадку коли він відстуній, створюется файл log.txt. Також в цей момент для всіх радіоклавіш додаються обробники настикань миші, які виводять текстову інформацію в логфайл. </text:span></text:p>
      <text:p text:style-name="P13"><text:span text:style-name="T11"><text:tab/>При закритті головного вікна логфайл закриваеться.</text:span></text:p>
      <text:p text:style-name="P5"><text:span text:style-name="T5"><text:tab/></text:span><text:span text:style-name="T8">protected</text:span><text:span text:style-name="T6"> </text:span><text:span text:style-name="T8">void</text:span><text:span text:style-name="T6"> </text:span><text:span text:style-name="T8">onMainWindowOpened</text:span><text:span text:style-name="T6">() {</text:span></text:p>
      <text:p text:style-name="P15"><text:span text:style-name="T6"><text:tab/><text:tab/></text:span><text:span text:style-name="T8">try</text:span><text:span text:style-name="T6"> {</text:span></text:p>
      <text:p text:style-name="P15"><text:span text:style-name="T6"><text:tab/><text:tab/><text:tab/>write = </text:span><text:span text:style-name="T8">new</text:span><text:span text:style-name="T6"> BufferedWriter(</text:span><text:span text:style-name="T8">new</text:span><text:span text:style-name="T6"> FileWriter("log.txt", </text:span><text:span text:style-name="T8">true</text:span><text:span text:style-name="T6">));</text:span></text:p>
      <text:p text:style-name="P15"><text:span text:style-name="T6"><text:tab/><text:tab/>} </text:span><text:span text:style-name="T8">catch</text:span><text:span text:style-name="T6"> (</text:span><text:span text:style-name="T8">IOException</text:span><text:span text:style-name="T6"> </text:span><text:span text:style-name="T8">e</text:span><text:span text:style-name="T6">) {</text:span></text:p>
      <text:p text:style-name="P15"><text:span text:style-name="T6"><text:tab/><text:tab/><text:tab/>e.printStackTrace();</text:span></text:p>
      <text:p text:style-name="P15"><text:span text:style-name="T6"><text:tab/><text:tab/>}</text:span></text:p>
      <text:p text:style-name="P15"><text:span text:style-name="T6"><text:tab/><text:tab/>writeString((</text:span><text:span text:style-name="T8">new</text:span><text:span text:style-name="T6"> Date()).toString() + </text:span></text:p>
      <text:p text:style-name="P15"><text:span text:style-name="T6"><text:tab/><text:tab/><text:tab/><text:tab/>" program was launched at by grigoriy t \n");</text:span></text:p>
      <text:p text:style-name="P15"><text:span text:style-name="T6"><text:tab/><text:tab/></text:span><text:span text:style-name="T8">System</text:span><text:span text:style-name="T6">.</text:span><text:span text:style-name="T9">out</text:span><text:span text:style-name="T6">.println(panelrbtn_1.getComponentCount());</text:span></text:p>
      <text:p text:style-name="P15"><text:span text:style-name="T6"><text:tab/><text:tab/></text:span><text:span text:style-name="T8">for</text:span><text:span text:style-name="T6">( </text:span><text:span text:style-name="T8">Component</text:span><text:span text:style-name="T6"> </text:span><text:span text:style-name="T8">rbtn_panel</text:span><text:span text:style-name="T6">: panelrbtn_1.getComponents()){</text:span></text:p>
      <text:p text:style-name="P15"><text:span text:style-name="T6"><text:tab/><text:tab/><text:tab/></text:span><text:span text:style-name="T8">for</text:span><text:span text:style-name="T6">(</text:span><text:span text:style-name="T8">Component</text:span><text:span text:style-name="T6"> </text:span><text:span text:style-name="T8">btn</text:span><text:span text:style-name="T6">: ((</text:span><text:span text:style-name="T8">JPanel</text:span><text:span text:style-name="T6">)rbtn_panel).getComponents()){</text:span></text:p>
      <text:p text:style-name="P15"><text:span text:style-name="T6"><text:tab/><text:tab/><text:tab/><text:tab/>btn.addMouseListener(</text:span><text:span text:style-name="T8">new</text:span><text:span text:style-name="T6"> MouseAdapter(){</text:span></text:p>
      <text:p text:style-name="P15"><text:span text:style-name="T6"><text:tab/><text:tab/><text:tab/><text:tab/><text:tab/></text:span><text:span text:style-name="T9">@Override</text:span></text:p>
      <text:p text:style-name="P15"><text:span text:style-name="T6"><text:tab/><text:tab/><text:tab/><text:tab/><text:tab/></text:span><text:span text:style-name="T8">public</text:span><text:span text:style-name="T6"> </text:span><text:span text:style-name="T8">void</text:span><text:span text:style-name="T6"> </text:span><text:span text:style-name="T8">mouseClicked</text:span><text:span text:style-name="T6">(</text:span><text:span text:style-name="T8">MouseEvent</text:span><text:span text:style-name="T6"> e){</text:span></text:p>
      <text:p text:style-name="P15"><text:span text:style-name="T6"><text:tab/><text:tab/><text:tab/><text:tab/><text:tab/><text:tab/>writeString((</text:span><text:span text:style-name="T8">new</text:span><text:span text:style-name="T6"> Date()).toString() + " " +</text:span></text:p>
      <text:p text:style-name="P15"><text:span text:style-name="T6"><text:tab/><text:tab/><text:tab/><text:tab/><text:tab/><text:tab/><text:tab/><text:tab/>((</text:span><text:span text:style-name="T8">JRadioButton</text:span><text:span text:style-name="T6">)e.getSource()).getText() + </text:span></text:p>
      <text:p text:style-name="P15"><text:span text:style-name="T6"><text:tab/><text:tab/><text:tab/><text:tab/><text:tab/><text:tab/><text:tab/><text:tab/>" was clicked by grigoriy t \n");</text:span></text:p>
      <text:p text:style-name="P15"><text:span text:style-name="T6"><text:tab/><text:tab/><text:tab/><text:tab/><text:tab/>}</text:span></text:p>
      <text:p text:style-name="P15"><text:span text:style-name="T6"><text:tab/><text:tab/><text:tab/><text:tab/>});</text:span></text:p>
      <text:p text:style-name="P15"><text:span text:style-name="T6"><text:tab/><text:tab/><text:tab/>}</text:span></text:p>
      <text:p text:style-name="P15"><text:span text:style-name="T6"><text:tab/><text:tab/>}</text:span></text:p>
      <text:p text:style-name="P15"><text:span text:style-name="T6"><text:tab/>}</text:span></text:p>
      <text:p text:style-name="P13"><text:span text:style-name="T11"/></text:p>
      <text:p text:style-name="P5"><text:span text:style-name="T5"><text:tab/></text:span><text:span text:style-name="T8">protected</text:span><text:span text:style-name="T6"> </text:span><text:span text:style-name="T8">void</text:span><text:span text:style-name="T6"> </text:span><text:span text:style-name="T8">onMainWindowOpened</text:span><text:span text:style-name="T6">() {</text:span></text:p>
      <text:p text:style-name="P15"><text:span text:style-name="T6"><text:tab/><text:tab/></text:span><text:span text:style-name="T8">try</text:span><text:span text:style-name="T6"> {</text:span></text:p>
      <text:p text:style-name="P15"><text:span text:style-name="T6"><text:tab/><text:tab/><text:tab/>write = </text:span><text:span text:style-name="T8">new</text:span><text:span text:style-name="T6"> BufferedWriter(</text:span><text:span text:style-name="T8">new</text:span><text:span text:style-name="T6"> FileWriter("log.txt", </text:span><text:span text:style-name="T8">true</text:span><text:span text:style-name="T6">));</text:span></text:p>
      <text:p text:style-name="P15"><text:span text:style-name="T6"><text:tab/><text:tab/>} </text:span><text:span text:style-name="T8">catch</text:span><text:span text:style-name="T6"> (</text:span><text:span text:style-name="T8">IOException</text:span><text:span text:style-name="T6"> </text:span><text:span text:style-name="T8">e</text:span><text:span text:style-name="T6">) {</text:span></text:p>
      <text:p text:style-name="P15"><text:span text:style-name="T6"><text:tab/><text:tab/><text:tab/>e.printStackTrace();</text:span></text:p>
      <text:p text:style-name="P15"><text:span text:style-name="T6"><text:tab/><text:tab/>}</text:span></text:p>
      <text:p text:style-name="P15"><text:span text:style-name="T6"><text:tab/><text:tab/>writeString((</text:span><text:span text:style-name="T8">new</text:span><text:span text:style-name="T6"> Date()).toString() + </text:span></text:p>
      <text:p text:style-name="P15"><text:span text:style-name="T6"><text:tab/><text:tab/><text:tab/><text:tab/>" program was launched at by grigoriy t \n");</text:span></text:p>
      <text:p text:style-name="P15"><text:span text:style-name="T6"><text:tab/><text:tab/></text:span><text:span text:style-name="T8">System</text:span><text:span text:style-name="T6">.</text:span><text:span text:style-name="T9">out</text:span><text:span text:style-name="T6">.println(panelrbtn_1.getComponentCount());</text:span></text:p>
      <text:p text:style-name="P15"><text:span text:style-name="T6"><text:tab/><text:tab/></text:span><text:span text:style-name="T8">for</text:span><text:span text:style-name="T6">( </text:span><text:span text:style-name="T8">Component</text:span><text:span text:style-name="T6"> </text:span><text:span text:style-name="T8">rbtn_panel</text:span><text:span text:style-name="T6">: panelrbtn_1.getComponents()){</text:span></text:p>
      <text:p text:style-name="P15"><text:span text:style-name="T6"><text:tab/><text:tab/><text:tab/></text:span><text:span text:style-name="T8">for</text:span><text:span text:style-name="T6">(</text:span><text:span text:style-name="T8">Component</text:span><text:span text:style-name="T6"> </text:span><text:span text:style-name="T8">btn</text:span><text:span text:style-name="T6">: ((</text:span><text:span text:style-name="T8">JPanel</text:span><text:span text:style-name="T6">)rbtn_panel).getComponents()){</text:span></text:p>
      <text:p text:style-name="P15"><text:span text:style-name="T6"><text:tab/><text:tab/><text:tab/><text:tab/>btn.addMouseListener(</text:span><text:span text:style-name="T8">new</text:span><text:span text:style-name="T6"> MouseAdapter(){</text:span></text:p>
      <text:p text:style-name="P15"><text:span text:style-name="T6"><text:tab/><text:tab/><text:tab/><text:tab/><text:tab/></text:span><text:span text:style-name="T9">@Override</text:span></text:p>
      <text:p text:style-name="P15"><text:span text:style-name="T6"><text:tab/><text:tab/><text:tab/><text:tab/><text:tab/></text:span><text:span text:style-name="T8">public</text:span><text:span text:style-name="T6"> </text:span><text:span text:style-name="T8">void</text:span><text:span text:style-name="T6"> </text:span><text:span text:style-name="T8">mouseClicked</text:span><text:span text:style-name="T6">(</text:span><text:span text:style-name="T8">MouseEvent</text:span><text:span text:style-name="T6"> e){</text:span></text:p>
      <text:p text:style-name="P15"><text:span text:style-name="T6"><text:tab/><text:tab/><text:tab/><text:tab/><text:tab/><text:tab/>writeString((</text:span><text:span text:style-name="T8">new</text:span><text:span text:style-name="T6"> Date()).toString() + " " +</text:span></text:p>
      <text:p text:style-name="P15"><text:span text:style-name="T6"><text:tab/><text:tab/><text:tab/><text:tab/><text:tab/><text:tab/><text:tab/><text:tab/>((</text:span><text:span text:style-name="T8">JRadioButton</text:span><text:span text:style-name="T6">)e.getSource()).getText() + </text:span></text:p>
      <text:p text:style-name="P15"><text:span text:style-name="T6"><text:tab/><text:tab/><text:tab/><text:tab/><text:tab/><text:tab/><text:tab/><text:tab/>" was clicked by grigoriy t \n");</text:span></text:p>
      <text:p text:style-name="P15"><text:span text:style-name="T6"><text:tab/><text:tab/><text:tab/><text:tab/><text:tab/>}</text:span></text:p>
      <text:p text:style-name="P15"><text:span text:style-name="T6"><text:tab/><text:tab/><text:tab/><text:tab/>});</text:span></text:p>
      <text:p text:style-name="P15"><text:span text:style-name="T6"><text:tab/><text:tab/><text:tab/>}</text:span></text:p>
      <text:p text:style-name="P15"><text:span text:style-name="T6"><text:tab/><text:tab/>}</text:span></text:p>
      <text:p text:style-name="P15"><text:span text:style-name="T6"><text:tab/>}</text:span></text:p>
      <text:p text:style-name="P7"><text:soft-page-break/><text:tab/><text:span text:style-name="T7">private void writeString(String str){</text:span></text:p>
      <text:p text:style-name="P8"><text:span text:style-name="T6"><text:tab/><text:tab/>try {</text:span></text:p>
      <text:p text:style-name="P8"><text:span text:style-name="T6"><text:tab/><text:tab/><text:tab/>write.write(str);</text:span></text:p>
      <text:p text:style-name="P8"><text:span text:style-name="T6"><text:tab/><text:tab/>} catch (IOException e) {</text:span></text:p>
      <text:p text:style-name="P8"><text:span text:style-name="T6"><text:tab/><text:tab/><text:tab/>e.printStackTrace();</text:span></text:p>
      <text:p text:style-name="P8"><text:span text:style-name="T6"><text:tab/><text:tab/>}</text:span></text:p>
      <text:p text:style-name="P8"><text:span text:style-name="T6"><text:tab/>}</text:span></text:p>
      <text:p text:style-name="P8"><text:tab/></text:p>
      <text:p text:style-name="P9"><text:tab/><text:span text:style-name="T2">10.3 Протокол роботи з додатком</text:span></text:p>
      <text:p text:style-name="P8"/>
      <text:p text:style-name="P10"><text:span text:style-name="T6">Sat Oct 25 18:13:39 EEST 2014 program was launched at by grigoriy t</text:span></text:p>
      <text:p text:style-name="P10"><text:span text:style-name="T6">Sat Oct 25 18:13:40 EEST 2014 ArrayNodeFirst was clicked by grigoriy t</text:span></text:p>
      <text:p text:style-name="P10"><text:span text:style-name="T6">Sat Oct 25 18:13:40 EEST 2014 ArrayNodeLast was clicked by grigoriy t</text:span></text:p>
      <text:p text:style-name="P10"><text:span text:style-name="T6">Sat Oct 25 18:13:41 EEST 2014 ArrayNodeLast was clicked by grigoriy t</text:span></text:p>
      <text:p text:style-name="P10"><text:span text:style-name="T6">Sat Oct 25 18:13:42 EEST 2014 program was closed by grigoriy t</text:span></text:p>
      <text:p text:style-name="P10"><text:span text:style-name="T6">Sat Oct 25 18:25:27 EEST 2014 program was launched at by grigoriy t </text:span></text:p>
      <text:p text:style-name="P10"><text:span text:style-name="T6">Sat Oct 25 18:25:28 EEST 2014 ArrayNodeFirst was clicked by grigoriy t </text:span></text:p>
      <text:p text:style-name="P10"><text:span text:style-name="T6">Sat Oct 25 18:25:28 EEST 2014 ArrayNodeSort was clicked by grigoriy t </text:span></text:p>
      <text:p text:style-name="P10"><text:span text:style-name="T6">Sat Oct 25 18:25:29 EEST 2014 ArrayNodeLast was clicked by grigoriy t </text:span></text:p>
      <text:p text:style-name="P10"><text:span text:style-name="T6">Sat Oct 25 18:25:31 EEST 2014 node was added by grigoriy t</text:span></text:p>
      <text:p text:style-name="P10"><text:span text:style-name="T6">Sat Oct 25 18:25:33 EEST 2014 node was added by grigoriy t</text:span></text:p>
      <text:p text:style-name="P10"><text:span text:style-name="T6">Sat Oct 25 18:25:34 EEST 2014 node was removed by grigoriy t</text:span></text:p>
      <text:p text:style-name="P10"><text:span text:style-name="T6">Sat Oct 25 18:25:38 EEST 2014 node was renamed by grigoriy t</text:span></text:p>
      <text:p text:style-name="P10"><text:span text:style-name="T6">Sat Oct 25 18:25:42 EEST 2014 iterator was tested by grigoriy t</text:span></text:p>
      <text:p text:style-name="P10"><text:span text:style-name="T6">Sat Oct 25 18:25:45 EEST 2014 was used search by grigoriy t</text:span></text:p>
      <text:p text:style-name="P10"><text:span text:style-name="T6">Sat Oct 25 18:25:49 EEST 2014 was stored by grigoriy t</text:span></text:p>
      <text:p text:style-name="P10"><text:span text:style-name="T6">Sat Oct 25 18:26:03 EEST 2014 program was closed by grigoriy t</text:span></text:p>
      <text:p text:style-name="P14">Wed Oct 29 19:31:26 EET 2014 program was launched at by grigoriy t </text:p>
      <text:p text:style-name="P14">Wed Oct 29 19:31:28 EET 2014 VectorNode was clicked by grigoriy t </text:p>
      <text:p text:style-name="P14">Wed Oct 29 19:31:31 EET 2014 node was added by grigoriy t</text:p>
      <text:p text:style-name="P14">Wed Oct 29 19:31:33 EET 2014 node was renamed by grigoriy t</text:p>
      <text:p text:style-name="P14">Wed Oct 29 19:31:33 EET 2014 node was removed by grigoriy t</text:p>
      <text:p text:style-name="P14">Wed Oct 29 19:31:35 EET 2014 program was closed by grigoriy t </text:p>
      <text:p text:style-name="P14"/>
      <text:p text:style-name="P12"><text:span text:style-name="T3">ВИСНОВКИ</text:span></text:p>
      <text:p text:style-name="P11"><text:span text:style-name="T3"><text:tab/></text:span><text:span text:style-name="T12">В ході лабораторної роботи </text:span><text:span text:style-name="T13">був створений додаток, який за допомогою потоків вводу/виводу проводить серіалізацію та десеріалізацію об’єктів. Серіалізація об’єктів призначена для перетворення об’єкту на потік байтів. Для того щоб об’єкт можна було серіалізувати необхідно реалізувати інтерфейс Serializable. Також був створений механізм, що дозволяе вести протокол операцій над дерево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8:34:12.373443903</meta:creation-date>
    <dc:date>2014-10-29T19:37:28.338477788</dc:date>
    <meta:editing-duration>PT59M28S</meta:editing-duration>
    <meta:editing-cycles>13</meta:editing-cycles>
    <meta:generator>LibreOffice/4.2.6.3$Linux_X86_64 LibreOffice_project/420m0$Build-3</meta:generator>
    <meta:document-statistic meta:table-count="0" meta:image-count="0" meta:object-count="0" meta:page-count="3" meta:paragraph-count="134" meta:word-count="703" meta:character-count="5356" meta:non-whitespace-character-count="4464"/>
  </office:meta>
</office:document-meta>
</file>